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1 Introduction<text:tab/>2</text:p>
          <text:p text:style-name="P2">2 Background<text:tab/>3</text:p>
          <text:p text:style-name="P2">3 Related work<text:tab/>4</text:p>
          <text:p text:style-name="P3">3.1 Aesthetics of class diagrams<text:tab/>4</text:p>
          <text:p text:style-name="P3">3.2 Algorithms<text:tab/>4</text:p>
          <text:p text:style-name="P3">3.3 Heuristics<text:tab/>4</text:p>
          <text:p text:style-name="P2">4 The Algorithm<text:tab/>5</text:p>
          <text:p text:style-name="P3">4.1 Basics<text:tab/>5</text:p>
          <text:p text:style-name="P4">4.1.1 Graph preparation<text:tab/>5</text:p>
          <text:p text:style-name="P4">4.1.2 Multidimensional scaling<text:tab/>5</text:p>
          <text:p text:style-name="P4">4.1.3 Stress majorization<text:tab/>5</text:p>
          <text:p text:style-name="P3">4.2 Complementary heuristics<text:tab/>5</text:p>
          <text:p text:style-name="P4">4.2.1 Cycles<text:tab/>5</text:p>
          <text:p text:style-name="P4">4.2.2 Edge bending<text:tab/>5</text:p>
          <text:p text:style-name="P4">4.2.3 Edge length<text:tab/>5</text:p>
          <text:p text:style-name="P4">4.2.4 Hierarchies<text:tab/>5</text:p>
          <text:p text:style-name="P4">4.2.5 Node grouping<text:tab/>5</text:p>
          <text:p text:style-name="P2">5 Implementation<text:tab/>6</text:p>
          <text:p text:style-name="P2">6 Conclusions<text:tab/>7</text:p>
          <text:p text:style-name="P2">7 Appendix A<text:tab/>8</text:p>
          <text:p text:style-name="P3">7.1 Algorithm in action<text:tab/>8</text:p>
        </text:index-body>
      </text:table-of-content>
      <text:p text:style-name="Standard"/>
      <text:h text:style-name="P1" text:outline-level="1">Introduction</text:h>
      <text:p text:style-name="Text_20_body"/>
      <text:h text:style-name="P1" text:outline-level="1">Background</text:h>
      <text:p text:style-name="Text_20_body"/>
      <text:p text:style-name="Text_20_body"/>
      <text:h text:style-name="P1" text:outline-level="1">Related work</text:h>
      <text:h text:style-name="Heading_20_2" text:outline-level="2">Aesthetics of class diagrams</text:h>
      <text:h text:style-name="Heading_20_2" text:outline-level="2">Algorithms</text:h>
      <text:h text:style-name="Heading_20_2" text:outline-level="2">Heuristics</text:h>
      <text:h text:style-name="P1" text:outline-level="1">The Algorithm</text:h>
      <text:h text:style-name="Heading_20_2" text:outline-level="2">Basics</text:h>
      <text:h text:style-name="Heading_20_3" text:outline-level="3">Graph preparation</text:h>
      <text:h text:style-name="Heading_20_3" text:outline-level="3">Multidimensional scaling</text:h>
      <text:h text:style-name="Heading_20_3" text:outline-level="3">Stress majorization</text:h>
      <text:h text:style-name="Heading_20_2" text:outline-level="2">Complementary heuristics</text:h>
      <text:h text:style-name="Heading_20_3" text:outline-level="3">Cycles</text:h>
      <text:h text:style-name="Heading_20_3" text:outline-level="3">Edge bending</text:h>
      <text:h text:style-name="Heading_20_3" text:outline-level="3">Edge length</text:h>
      <text:h text:style-name="Heading_20_3" text:outline-level="3">Hierarchies</text:h>
      <text:h text:style-name="Heading_20_3" text:outline-level="3">Node grouping</text:h>
      <text:p text:style-name="Text_20_body"/>
      <text:h text:style-name="P1" text:outline-level="1">Implementation</text:h>
      <text:h text:style-name="P1" text:outline-level="1">Conclusions</text:h>
      <text:h text:style-name="P1" text:outline-level="1">Appendix A</text:h>
      <text:h text:style-name="Heading_20_2" text:outline-level="2">Algorithm in action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8T19:32:31</meta:creation-date>
    <dc:date>2009-11-03T20:29:24</dc:date>
    <meta:editing-duration>PT06H20M44S</meta:editing-duration>
    <meta:editing-cycles>39</meta:editing-cycles>
    <meta:generator>OpenOffice.org/3.1$Linux OpenOffice.org_project/310m19$Build-9420</meta:generator>
    <dc:creator>Oskar </dc:creator>
    <meta:document-statistic meta:table-count="0" meta:image-count="0" meta:object-count="0" meta:page-count="8" meta:paragraph-count="43" meta:word-count="138" meta:character-count="794"/>
  </office:meta>
</office:document-meta>
</file>